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color="#ff0000"/>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paragraph-properties fo:margin-top="0in" fo:margin-bottom="0in" loext:contextual-spacing="false"/>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3.1 Lecture Summary</text:h>
      <text:p text:style-name="Horizontal_20_Line"/>
      <text:h text:style-name="Heading_20_2" text:outline-level="2">3.1 Actor Model </text:h>
      <text:p text:style-name="Text_20_body"><text:span text:style-name="Strong_20_Emphasis">Lecture Summary:</text:span> In this lecture, we introduced the <text:span text:style-name="Emphasis">Actor Model</text:span> as an even higher level of concurrency control than locks or isolated sections. One limitation of locks, and even isolated sections, is that, while many threads might correctly control the access to a shared object (e.g., by using object-based isolation) it only takes one thread that accesses the object directly to create subtle and hard-to-discover concurrency errors. The Actor model avoids this problem by forcing all accesses to an object to be isolated <text:span text:style-name="Emphasis">by default</text:span>. The object is part of the<text:span text:style-name="Emphasis"> local state</text:span> of an actor, and cannot be accessed directly by any other actor. </text:p>
      <text:p text:style-name="Text_20_body">An Actor consists of a <text:span text:style-name="Emphasis">Mailbox</text:span>, a set of <text:span text:style-name="Emphasis">Methods</text:span>, and <text:span text:style-name="Emphasis">Local State</text:span>. The Actor model is <text:span text:style-name="Emphasis">reactive</text:span>, in that actors can only execute methods in response to messages; these methods can read/write local state and/or send messages to other actors. Thus, the only way to modify an object in a pure actor model is to send messages to the actor that owns that object as part of its local state. In general, messages sent to actors from different actors can be arbitrarily reordered in the system. However, in many actor models, messages sent between the same pair of actors preserve the order in which they are sent </text:p>
      <text:h text:style-name="Heading_20_2" text:outline-level="2">Optional Reading: </text:h>
      <text:p text:style-name="Text_20_body">1. Wikipedia article on the<text:a xlink:type="simple" xlink:href="https://en.wikipedia.org/wiki/Actor_model" office:target-frame-name="_blank" xlink:show="new" text:style-name="Internet_20_link" text:visited-style-name="Visited_20_Internet_20_Link"> Actor Model</text:a></text:p>
      <text:p text:style-name="Text_20_body">2. Documentation on the <text:a xlink:type="simple" xlink:href="http://doc.akka.io/docs/akka/2.5.3/java/guide/index.html" office:target-frame-name="_blank" xlink:show="new" text:style-name="Internet_20_link" text:visited-style-name="Visited_20_Internet_20_Link">Akka Actor Library</text:a> (though Akka is not used in this course, it is a useful library to be aware of if you are interested in using the actor model with Java and Scala applications)</text:p>
      <text:h text:style-name="Heading_20_2" text:outline-level="2">3.2 Lecture Summary</text:h>
      <text:p text:style-name="Horizontal_20_Line"/>
      <text:h text:style-name="Heading_20_2" text:outline-level="2">3.2 Actor Examples </text:h>
      <text:p text:style-name="Text_20_body"><text:span text:style-name="Strong_20_Emphasis">Lecture Summary: </text:span>In this lecture, we further studied the <text:span text:style-name="Emphasis">Actor Model</text:span> through two simple examples of using actors to implement well-known concurrent programming patterns. The <text:span text:style-name="Emphasis">PrintActor</text:span> in our first example processes simple String messages by printing them. If an EXIT message is sent, then the PrintActor completes its current computation and exits. As a reminder, we assume that messages sent between the same pair of actors preserve the order in which they are sent.</text:p>
      <text:p text:style-name="Text_20_body">In the second example, we created an <text:span text:style-name="Emphasis">actor pipeline</text:span>, in which one actor checks the incoming messages and only forwards the ones that are in lower case. The second actor processes the lowercase messages and only forwards the ones that are of even length. This example illustrates the power of the actor model, as this concurrent system would be much more difficult to implement using threads, for <text:soft-page-break/>example, since much care would have to be taken on how to implement a shared mailbox for correct and efficient processing by parallel threads. </text:p>
      <text:h text:style-name="Heading_20_2" text:outline-level="2">Optional Reading: </text:h>
      <text:p text:style-name="Text_20_body">1. Wikipedia article on <text:a xlink:type="simple" xlink:href="https://en.wikipedia.org/wiki/Pipeline_(computing)" office:target-frame-name="_blank" xlink:show="new" text:style-name="Internet_20_link" text:visited-style-name="Visited_20_Internet_20_Link">Pipeline Parallelism</text:a>.</text:p>
      <text:h text:style-name="Heading_20_2" text:outline-level="2">3.3 Lecture Summary</text:h>
      <text:p text:style-name="Horizontal_20_Line"/>
      <text:h text:style-name="Heading_20_2" text:outline-level="2">3.3 Sieve of Eratosthenes </text:h>
      <text:p text:style-name="Text_20_body"><text:span text:style-name="Strong_20_Emphasis">Lecture Summary: </text:span>In this lecture, we studied how to use actors to implement a pipelined variant of the <text:span text:style-name="Emphasis">Sieve of Eratosthenes</text:span> algorithm for generating prime numbers. This example illustrates the power of the Actor Model, including dynamic creation of new actors during a computation. </text:p>
      <text:p text:style-name="Text_20_body">To implement the Sieve of Eratosthenes, we first create an actor, <text:span text:style-name="Emphasis">Non-Mul-2</text:span>, that receives (positive) natural numbers as input (up to some limit), and then filters out the numbers that are multiples of 2. After receiving a number that is not a multiple of 2 (in our case, the first would be 3), the <text:span text:style-name="Emphasis">Non-Mul-2</text:span> actor creates the next actor in the pipeline, <text:span text:style-name="Emphasis">Non-Mul-3</text:span>, with the goal of discarding all the numbers that are multiples of 3. The <text:span text:style-name="Emphasis">Non-Mul-2</text:span> actor then forwards all non-multiples of 2 to the <text:span text:style-name="Emphasis">Non-Mul-3</text:span> actor. Similarly, this new actor will create the next actor in the pipeline, <text:span text:style-name="Emphasis">Non-Mul-5</text:span>, with the goal of discarding all the numbers that are multiples of 5. The power of the Actor Model is reflected in the dynamic nature of this problem, where pieces of the computation (new actors) are created dynamically as needed. </text:p>
      <text:p text:style-name="Text_20_body">A Java code sketch for the <text:span text:style-name="Emphasis">process()</text:span> method for an actor responsible for filtering out multiples of the actor's "local prime" in the Sieve of Eratosthenes is as follows:</text:p>
      <text:p text:style-name="Text_20_body">public void process(final Object msg) {</text:p>
      <text:p text:style-name="Text_20_body"><text:s text:c="2"/>int candidate = (Integer) msg;</text:p>
      <text:p text:style-name="Text_20_body"><text:s text:c="2"/>// Check if the candidate is a non-multiple of the "local prime".</text:p>
      <text:p text:style-name="Text_20_body"><text:s text:c="2"/>// For example, localPrime = 2 in the Non-Mul-2 actor</text:p>
      <text:p text:style-name="Text_20_body"><text:s text:c="2"/>boolean nonMul = ((candidate % localPrime) != 0);</text:p>
      <text:p text:style-name="Text_20_body"><text:s text:c="2"/>// nothing needs to be done if nonMul = false</text:p>
      <text:p text:style-name="Text_20_body"><text:s text:c="2"/>if (nonMul) {</text:p>
      <text:p text:style-name="Text_20_body"><text:s text:c="4"/>if (nextActor == null) { </text:p>
      <text:p text:style-name="Text_20_body"><text:s text:c="6"/>. . . // create &amp; start new actor with candidate as its local prime</text:p>
      <text:p text:style-name="Text_20_body"><text:s text:c="4"/>}</text:p>
      <text:p text:style-name="Text_20_body"><text:s text:c="4"/>else nextActor.send(msg); // forward message to next actor</text:p>
      <text:p text:style-name="Text_20_body"><text:soft-page-break/><text:s text:c="2"/>} </text:p>
      <text:p text:style-name="Text_20_body">} // process</text:p>
      <text:h text:style-name="Heading_20_2" text:outline-level="2">Optional Reading: </text:h>
      <text:p text:style-name="Text_20_body">1. Wikipedia article on the <text:a xlink:type="simple" xlink:href="https://en.wikipedia.org/wiki/Sieve_of_Eratosthenes" office:target-frame-name="_blank" xlink:show="new" text:style-name="Internet_20_link" text:visited-style-name="Visited_20_Internet_20_Link">Sieve of Eratosthenes problem</text:a> </text:p>
      <text:h text:style-name="Heading_20_2" text:outline-level="2">3.4 Lecture Summary</text:h>
      <text:p text:style-name="Horizontal_20_Line"/>
      <text:h text:style-name="Heading_20_2" text:outline-level="2">3.4 Producer-Consumer Problem with Unbounded Buffer </text:h>
      <text:p text:style-name="Text_20_body"><text:span text:style-name="Strong_20_Emphasis">Lecture Summary: </text:span>In this lecture, we studied the <text:span text:style-name="Emphasis">producer-consumer</text:span> pattern in concurrent programming which is used to solve the following classical problem: how can we safely coordinate accesses by multiple producer tasks, P1​, P2​, P3​, ... and multiple consumer tasks, C1​, C2​, C3​, ... to a shared buffer of <text:span text:style-name="Emphasis">unbounded size</text:span> without giving up any concurrency? Part of the reason that this problem can be challenging is that we cannot assume any a priori knowledge about the rate at which different tasks produce and consume items in the buffer. While it is possible to solve this problem by using locks with wait-notify operations or by using object-based isolation, both approaches will require low-level concurrent programming techniques to ensure correctness and maximum performance. Instead, a more elegant solution can be achieved by using actors as follows.</text:p>
      <text:p text:style-name="Text_20_body">The key idea behind any actor-based solution is to think of all objects involved in the concurrent program as actors, which in this case implies that producer tasks, consumer tasks, and the shared buffer should all be implemented as actors. The next step is to establish the communication protocols among the actors. A producer actor can simply send a message to the buffer actor whenever it has an item to produce. The protocol for consumer actors is a bit more complicated. Our solution requires a consumer actor to send a message to the buffer actor whenever it is ready to process an item. Thus, whenever the buffer actor receives a message from a producer, it knows which consumers are ready to process items and can forward the produced item to any one of them. Thus, with the actor model, all concurrent interactions involving the buffer can be encoded in messages, instead of using locks or isolated statements.</text:p>
      <text:h text:style-name="Heading_20_2" text:outline-level="2">3.5 Lecture Summary</text:h>
      <text:p text:style-name="Horizontal_20_Line"/>
      <text:h text:style-name="Heading_20_2" text:outline-level="2">3.5 Producer-Consumer Problem with Bounded Buffer </text:h>
      <text:p text:style-name="Text_20_body"><text:span text:style-name="Strong_20_Emphasis">Lecture Summary:</text:span> A major simplification made in the previous lecture was to assume that the shared buffer used by producer and consumer tasks can be unbounded in size. However, in practice, it is also important to consider a more realistic version of the the <text:span text:style-name="Emphasis">producer-consumer</text:span> problem in which the buffer has a <text:span text:style-name="Emphasis">bounded size</text:span>. In fact, the classical producer-consumer problem statement usually assumes <text:soft-page-break/>a bounded buffer by default. In this lecture, we studied how the actor-based solution to the unbounded buffer case can be extended to support a bounded buffer. </text:p>
      <text:p text:style-name="Text_20_body">The main new challenge with bounding the size of the shared buffer is to ensure that producer tasks are not permitted to send items to the buffer when the buffer is full. Thus, the buffer actor needs to play a <text:span text:style-name="Emphasis">master</text:span> role in the protocol by informing producer actors when they are permitted to send data. <text:span text:style-name="T1">This is akin to the role played by the buffer/master actor with respect to consumer actors, even in the unbounded buffer case (in which the consumer actor informed the buffer actor when it is ready to consume an item</text:span>). <text:span text:style-name="T1">Now, the producer actor will only send data when requested to do so by the buffer actor</text:span>. Though, this actor-based solution appears to be quite simple, it actually solves a classical problem that has been studied in advanced operating system classes for decades. </text:p>
      <text:h text:style-name="Heading_20_2" text:outline-level="2">Optional Reading: </text:h>
      <text:p text:style-name="Text_20_body">1. Wikipedia article on the <text:a xlink:type="simple" xlink:href="https://en.wikipedia.org/wiki/Producer–consumer_problem" office:target-frame-name="_blank" xlink:show="new" text:style-name="Internet_20_link" text:visited-style-name="Visited_20_Internet_20_Link">Producer-Consumer problem</text:a></text:p>
      <text:h text:style-name="Heading_20_2" text:outline-level="2">Mini Project 3: Sieve of Eratosthenes Using Actor Parallelism</text:h>
      <text:p text:style-name="Horizontal_20_Line"/>
      <text:p text:style-name="Text_20_body"><text:a xlink:type="simple" xlink:href="https://d18ky98rnyall9.cloudfront.net/_fb08c26716d1e94375b7d53103e15f5f_miniproject_3.zip?Expires=1607472000&amp;Signature=IwMdfmvw~ka-skhLnQgOPHij8hdfkb6JFGPtoSjFkevG6HWIjRaxxM1vKk24UQzUkG96PU5N~5ik6M7ZIL7uHmnlxD5OLsY8r8nHXWOqBN4Hv-CA1su6U03-WCgg-t21jpItEkebdHNiuDgXL790TWCTMOCrhBH6W~1fGX95nyY_&amp;Key-Pair-Id=APKAJLTNE6QMUY6HBC5A" office:target-frame-name="_blank" xlink:show="new" text:style-name="Internet_20_link" text:visited-style-name="Visited_20_Internet_20_Link">miniproject_3.zip</text:a></text:p>
      <text:h text:style-name="Heading_20_2" text:outline-level="2">Project Goals and Outcomes</text:h>
      <text:p text:style-name="Text_20_body">Actors offer a higher level of abstraction for concurrent programming, in which the default form of execution is isolated. By localizing data to specific actors and preventing concurrent access to them using the message passing paradigm, concurrent code without data races can be written much more easily.</text:p>
      <text:p text:style-name="Text_20_body">In this mini-project, you will gain hands-on experience using actors to find prime numbers using the Sieve of Eratosthenes.</text:p>
      <text:h text:style-name="Heading_20_2" text:outline-level="2">Project Setup</text:h>
      <text:p text:style-name="Text_20_body">Please refer to Mini-Project 0 for a description of the build and testing process used in this course.</text:p>
      <text:p text:style-name="Text_20_body">Once you have downloaded and unzipped the project files using the gray button labeled miniproject_3.zip at the top of this description, you should see the project source code file at</text:p>
      <text:p text:style-name="P1">miniproject_3/src/main/java/edu/coursera/concurrent/SieveActor.java</text:p>
      <text:p text:style-name="Text_20_body">and the project tests in</text:p>
      <text:p text:style-name="P1">miniproject_3/src/test/java/edu/coursera/concurrent/SieveTest.java</text:p>
      <text:p text:style-name="Text_20_body">It is recommended that you review the demo video for this week as well as lectures 1, 2, and 3 on the actor model and the Sieve of Eratosthenes before starting this assignment. An example sequential implementation is also provided in SieveSequential.java.</text:p>
      <text:h text:style-name="Heading_20_2" text:outline-level="2"><text:soft-page-break/>Project Instructions</text:h>
      <text:p text:style-name="Text_20_body">Your modifications should be made entirely inside of SieveActor.java. You should not change the signatures of any public or protected methods inside of SieveActor.java, but you can edit the method bodies and add any new methods that you choose. We will use our copy of SieveTest.java in the final grading process, so do not change that file or any other file except SieveActor.java.</text:p>
      <text:p text:style-name="Text_20_body">Your main goals for this assignment are as follows:</text:p>
      <text:list xml:id="list1887526169" text:style-name="L1">
        <text:list-item>
          <text:p text:style-name="P2">Inside SieveActor .java, implement the countPrimes method by using actor parallelism to implement a parallel version of the Sieve of Eratosthenes based on the descriptions in the lecture and demo videos from this week. A sample actor declaration is provided in SieveActor.java for you to fill in. Note that the Actor API shown in the demo video and lectures is slightly different to the one used in this assignment. In particular, it is a simplification that does not require the start and exit methods. For example, a start operation is implicitly performed when an actor is created with a new operation. A full description of the Actor APIs can be found in the PCDP Javadocs at <text:a xlink:type="simple" xlink:href="https://habanero-rice.github.io/PCDP/" office:target-frame-name="_blank" xlink:show="new" text:style-name="Internet_20_link" text:visited-style-name="Visited_20_Internet_20_Link">https://habanero-rice.github.io/PCDP/</text:a>.</text:p>
        </text:list-item>
      </text:list>
      <text:p text:style-name="Text_20_body">There are helpful TODOs in SieveActor.java to help guide your implementation.</text:p>
      <text:h text:style-name="Heading_20_2" text:outline-level="2">Project Evaluation</text:h>
      <text:p text:style-name="Text_20_body">Your assignment submission should consist of only the SieveActor.java file that you modified to implement this mini-project. As before, you can upload this file through the assignment page for this mini-project. After that, the Coursera autograder will take over and assess your submission, which includes building your code and running it on one or more tests. Your submission will be evaluated on Coursera’s auto-grading system using 2 and 4 CPU cores. Note that the performance observed for tests on your local machine may differ from that on Coursera's auto-grading system, but that you will only be evaluated on the measured performance on Coursera. Also note that for all assignments in this course you are free to resubmit as many times as you like. See the Common Pitfalls page under Resources for more details. Please give it a few minutes to complete the grading. Once it has completed, you should see a score appear in the “Score” column of the “My submission” tab based on the following rubric:</text:p>
      <text:list xml:id="list3291266044" text:style-name="L2">
        <text:list-item>
          <text:p text:style-name="P4">20% - performance of finding all primes &lt;= 100,000 on two cores</text:p>
        </text:list-item>
        <text:list-item>
          <text:p text:style-name="P4">20% - performance of finding all primes &lt;= 200,000 on two cores</text:p>
        </text:list-item>
        <text:list-item>
          <text:p text:style-name="P4">30% - performance of finding all primes &lt;= 100,000 on four cores</text:p>
        </text:list-item>
        <text:list-item>
          <text:p text:style-name="P3">30% - performance of finding all primes &lt;= 200,000 on four cores</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06:18:59.141510235</meta:creation-date>
    <dc:date>2020-12-08T16:04:30.899506451</dc:date>
    <meta:editing-duration>PT6H26M59S</meta:editing-duration>
    <meta:editing-cycles>4</meta:editing-cycles>
    <meta:generator>LibreOffice/6.4.6.2$Linux_X86_64 LibreOffice_project/40$Build-2</meta:generator>
    <meta:document-statistic meta:table-count="0" meta:image-count="0" meta:object-count="0" meta:page-count="5" meta:paragraph-count="66" meta:word-count="1814" meta:character-count="11651" meta:non-whitespace-character-count="9217"/>
  </office:meta>
</office:document-meta>
</file>